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4.403cm"/>
    </style:style>
    <style:style style:name="Table1.B" style:family="table-column">
      <style:table-column-properties style:column-width="12.607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4.403cm"/>
    </style:style>
    <style:style style:name="Table2.B" style:family="table-column">
      <style:table-column-properties style:column-width="12.607cm"/>
    </style:style>
    <style:style style:name="Table2.A1" style:family="table-cell">
      <style:table-cell-properties fo:background-color="#eeeeee" fo:padding="0.097cm" fo:border="0.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2.B7" style:family="table-cell">
      <style:table-cell-properties fo:padding="0.097cm" fo:border-left="0.5pt solid #000000" fo:border-right="0.5pt solid #000000" fo:border-top="none" fo:border-bottom="0.5pt solid #000000"/>
    </style:style>
    <style:style style:name="Table2.B8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4.403cm"/>
    </style:style>
    <style:style style:name="Table3.B" style:family="table-column">
      <style:table-column-properties style:column-width="12.607cm"/>
    </style:style>
    <style:style style:name="Table3.A1" style:family="table-cell">
      <style:table-cell-properties fo:background-color="#eeeeee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403cm"/>
    </style:style>
    <style:style style:name="Table4.B" style:family="table-column">
      <style:table-column-properties style:column-width="12.607cm"/>
    </style:style>
    <style:style style:name="Table4.A1" style:family="table-cell">
      <style:table-cell-properties fo:background-color="#eeeeee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de" fo:country="CH" fo:font-weight="bold" officeooo:rsid="00077e1c" officeooo:paragraph-rsid="00077e1c" style:font-weight-asian="bold" style:font-weight-complex="bold"/>
    </style:style>
    <style:style style:name="P2" style:family="paragraph" style:parent-style-name="Table_20_Contents">
      <style:text-properties fo:font-size="10.5pt" fo:language="de" fo:country="CH" officeooo:rsid="00077e1c" officeooo:paragraph-rsid="00077e1c" style:font-size-asian="10.5pt" style:font-size-complex="10.5pt"/>
    </style:style>
    <style:style style:name="P3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77e1c" officeooo:paragraph-rsid="00077e1c" style:font-size-asian="10.5pt" style:font-size-complex="10.5pt"/>
    </style:style>
    <style:style style:name="P4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7e4f0" officeooo:paragraph-rsid="0007e4f0" style:font-size-asian="10.5pt" style:font-size-complex="10.5pt"/>
    </style:style>
    <style:style style:name="P5" style:family="paragraph" style:parent-style-name="Table_20_Contents">
      <style:text-properties fo:font-size="10.5pt" fo:language="de" fo:country="CH" style:font-size-asian="10.5pt" style:font-size-complex="10.5pt"/>
    </style:style>
    <style:style style:name="P6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880bf" officeooo:paragraph-rsid="000880bf" style:font-size-asian="10.5pt" style:font-size-complex="10.5pt"/>
    </style:style>
    <style:style style:name="P7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9347e" officeooo:paragraph-rsid="0009347e" style:font-size-asian="10.5pt" style:font-size-complex="10.5pt"/>
    </style:style>
    <style:style style:name="P8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ab4d0" officeooo:paragraph-rsid="000ab4d0" style:font-size-asian="10.5pt" style:font-size-complex="10.5pt"/>
    </style:style>
    <style:style style:name="P9" style:family="paragraph" style:parent-style-name="Table_20_Contents">
      <style:paragraph-properties fo:margin-top="0.101cm" fo:margin-bottom="0.101cm" style:contextual-spacing="false"/>
      <style:text-properties fo:font-size="10.5pt" fo:language="de" fo:country="CH" officeooo:rsid="000ac8b0" officeooo:paragraph-rsid="000ac8b0" style:font-size-asian="10.5pt" style:font-size-complex="10.5pt"/>
    </style:style>
    <style:style style:name="P10" style:family="paragraph" style:parent-style-name="Table_20_Contents">
      <style:text-properties fo:font-size="10.5pt" fo:language="de" fo:country="CH" officeooo:rsid="000b8781" officeooo:paragraph-rsid="000b8781" style:font-size-asian="10.5pt" style:font-size-complex="10.5pt"/>
    </style:style>
    <style:style style:name="P11" style:family="paragraph" style:parent-style-name="Table_20_Contents">
      <style:text-properties fo:font-size="10.5pt" fo:language="de" fo:country="CH" officeooo:rsid="000d321f" officeooo:paragraph-rsid="000d321f" style:font-size-asian="10.5pt" style:font-size-complex="10.5pt"/>
    </style:style>
    <style:style style:name="P12" style:family="paragraph" style:parent-style-name="Table_20_Contents">
      <style:paragraph-properties fo:margin-top="0.101cm" fo:margin-bottom="0.101cm" style:contextual-spacing="false"/>
      <style:text-properties fo:font-size="10.5pt" fo:language="de" fo:country="CH" fo:font-weight="bold" officeooo:rsid="00077e1c" officeooo:paragraph-rsid="00077e1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fo:font-size="10.5pt" fo:language="de" fo:country="CH" officeooo:rsid="000d321f" officeooo:paragraph-rsid="000d321f" style:font-size-asian="10.5pt" style:font-size-complex="10.5pt"/>
    </style:style>
    <style:style style:name="P14" style:family="paragraph" style:parent-style-name="Table_20_Contents">
      <style:text-properties fo:font-size="10.5pt" fo:language="de" fo:country="CH" officeooo:rsid="0015b52b" officeooo:paragraph-rsid="0015b52b" style:font-size-asian="10.5pt" style:font-size-complex="10.5pt"/>
    </style:style>
    <style:style style:name="P15" style:family="paragraph" style:parent-style-name="Table_20_Contents">
      <style:text-properties fo:font-size="10.5pt" fo:language="de" fo:country="CH" officeooo:rsid="00178f99" officeooo:paragraph-rsid="00178f99" style:font-size-asian="10.5pt" style:font-size-complex="10.5pt"/>
    </style:style>
    <style:style style:name="P16" style:family="paragraph" style:parent-style-name="Table_20_Contents">
      <style:text-properties fo:font-size="10.5pt" fo:language="de" fo:country="CH" officeooo:rsid="0018d2b7" officeooo:paragraph-rsid="0018d2b7" style:font-size-asian="10.5pt" style:font-size-complex="10.5pt"/>
    </style:style>
    <style:style style:name="P17" style:family="paragraph" style:parent-style-name="Table_20_Contents">
      <style:paragraph-properties fo:margin-top="0.101cm" fo:margin-bottom="0.101cm" style:contextual-spacing="false"/>
      <style:text-properties fo:font-size="10.5pt" fo:language="de" fo:country="CH" fo:font-weight="bold" officeooo:rsid="00178f99" officeooo:paragraph-rsid="00178f9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margin-top="0.101cm" fo:margin-bottom="0.101cm" style:contextual-spacing="false"/>
      <style:text-properties fo:font-size="10.5pt" fo:language="de" fo:country="CH" fo:font-weight="bold" officeooo:rsid="0018d2b7" officeooo:paragraph-rsid="0018d2b7" style:font-size-asian="10.5pt" style:font-weight-asian="bold" style:font-size-complex="10.5pt" style:font-weight-complex="bold"/>
    </style:style>
    <style:style style:name="T1" style:family="text">
      <style:text-properties officeooo:rsid="0007e4f0"/>
    </style:style>
    <style:style style:name="T2" style:family="text">
      <style:text-properties officeooo:rsid="000ab4d0"/>
    </style:style>
    <style:style style:name="T3" style:family="text">
      <style:text-properties officeooo:rsid="000ac8b0"/>
    </style:style>
    <style:style style:name="T4" style:family="text">
      <style:text-properties officeooo:rsid="000b8781"/>
    </style:style>
    <style:style style:name="T5" style:family="text">
      <style:text-properties officeooo:rsid="000ecc6f"/>
    </style:style>
    <style:style style:name="T6" style:family="text">
      <style:text-properties officeooo:rsid="001186fc"/>
    </style:style>
    <style:style style:name="T7" style:family="text">
      <style:text-properties officeooo:rsid="001313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13eb" style:font-weight-asian="bold" style:font-weight-complex="bold"/>
    </style:style>
    <style:style style:name="T10" style:family="text">
      <style:text-properties fo:font-weight="bold" officeooo:rsid="0016a03a" style:font-weight-asian="bold" style:font-weight-complex="bold"/>
    </style:style>
    <style:style style:name="T1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b462d"/>
    </style:style>
    <style:style style:name="T13" style:family="text">
      <style:text-properties fo:color="#666666" loext:opacity="100%" officeooo:rsid="001b46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antrag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3904859176832">
          <table:table-cell table:style-name="Table1.A1" office:value-type="string">
            <text:p text:style-name="P2">Projektname:</text:p>
          </table:table-cell>
          <table:table-cell table:style-name="Table1.B1" office:value-type="string">
            <text:p text:style-name="P2">GBS St. Gallen – Einheitliches Lehrmittel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3904863772912">
          <table:table-cell table:style-name="Table2.A1" table:number-columns-spanned="2" office:value-type="string">
            <text:p text:style-name="P12">Projektauftrag</text:p>
          </table:table-cell>
          <table:covered-table-cell/>
        </table:table-row>
        <table:table-row table:style-name="TableLine93904863774848">
          <table:table-cell table:style-name="Table2.A2" office:value-type="string">
            <text:p text:style-name="P3">Ausgangslage</text:p>
          </table:table-cell>
          <table:table-cell table:style-name="Table2.B8" office:value-type="string">
            <text:p text:style-name="P3">In der GBS St. Gallen verwendet jeder Lehrer ein unterschiedliches Lehrmittel für den Unterricht. Dies führt zu unnötigen Kosten für Schüler und zu einer <text:span text:style-name="T1">Unordnung der Kursnotizen.</text:span></text:p>
          </table:table-cell>
        </table:table-row>
        <table:table-row table:style-name="TableLine93904863804784">
          <table:table-cell table:style-name="Table2.A2" office:value-type="string">
            <text:p text:style-name="P4">Projektziele:</text:p>
          </table:table-cell>
          <table:table-cell table:style-name="Table2.B8" office:value-type="string">
            <text:p text:style-name="P4">Mit diesem Projekt werden die Kosten minimiert, die Unterlagen werden zentral gespeichert und der Zeitaufwand für das Finden von Notizen verkürzt, <text:span text:style-name="T2">indem sich alle Lehrer auf ein Lehrmittel beschränken</text:span>.</text:p>
          </table:table-cell>
        </table:table-row>
        <table:table-row table:style-name="TableLine93904863805488">
          <table:table-cell table:style-name="Table2.A2" office:value-type="string">
            <text:p text:style-name="P6">Projektstart:</text:p>
          </table:table-cell>
          <table:table-cell table:style-name="Table2.B8" office:value-type="string">
            <text:p text:style-name="P6">Mit Entscheid der Schulleitung vom Juni 2022 über das Vorgehen ist das Hauptprojekt gestartet worden.</text:p>
          </table:table-cell>
        </table:table-row>
        <table:table-row table:style-name="TableLine93904863806272">
          <table:table-cell table:style-name="Table2.A2" office:value-type="string">
            <text:p text:style-name="P7">Meilensteine:</text:p>
          </table:table-cell>
          <table:table-cell table:style-name="Table2.B8" office:value-type="string">
            <text:p text:style-name="P7"><text:s/>- Bis Juli 2022 <text:span text:style-name="T2">sollten alle Lehrer über das gewünschte Lehrmittel </text:span><text:span text:style-name="T4">abgestimmt</text:span><text:span text:style-name="T2"> haben</text:span></text:p>
            <text:p text:style-name="P8"><text:s/>- Bis <text:span text:style-name="T3">September 2022</text:span> sollten alle Lehrmittel <text:span text:style-name="T3">bei den Verlägen </text:span>eingekauft sein</text:p>
            <text:p text:style-name="P9"><text:s/>- Bis Dezember 2022 sollten alle Lehrer und Schüler mit den Änderungen und dem Lehrmittel vertraut sein.</text:p>
          </table:table-cell>
        </table:table-row>
        <table:table-row table:style-name="TableLine93904863807056">
          <table:table-cell table:style-name="Table2.A2" office:value-type="string">
            <text:p text:style-name="P10">Termine:</text:p>
          </table:table-cell>
          <table:table-cell table:style-name="Table2.B8" office:value-type="string">
            <text:p text:style-name="P11"><text:s/>- Februar 2023: Ende der Vergünstigungen auf Lehrmittel</text:p>
          </table:table-cell>
        </table:table-row>
        <table:table-row table:style-name="TableLine93904863807840">
          <table:table-cell table:style-name="Table2.A2" office:value-type="string">
            <text:p text:style-name="P11">Externe Kosten:</text:p>
          </table:table-cell>
          <table:table-cell table:style-name="Table2.B8" office:value-type="string">
            <text:p text:style-name="P11"><text:s/>Lehrmittel: <text:tab/><text:tab/><text:tab/><text:span text:style-name="T5">CHF 100000.-</text:span></text:p>
            <text:p text:style-name="P11"><text:s/>- <text:span text:style-name="T6">Davon </text:span><text:span text:style-name="T5">Kosten Schüler: <text:tab/>CHF </text:span><text:span text:style-name="T7">95</text:span><text:span text:style-name="T5">0000.-</text:span></text:p>
            <text:p text:style-name="P11"><text:s/>- <text:span text:style-name="T7">Davon Kosten Schule:<text:tab/></text:span><text:span text:style-name="T9">CHF 50000.-</text:span></text:p>
            <text:p text:style-name="P11"><text:span text:style-name="T9"/></text:p>
            <text:p text:style-name="P14"><text:span text:style-name="T9">T</text:span><text:span text:style-name="T8">otal </text:span><text:span text:style-name="T10">jährliche Kosten</text:span><text:span text:style-name="T8">:<text:tab/></text:span><text:span text:style-name="T11">CHF 50000.-</text:span></text:p>
          </table:table-cell>
        </table:table-row>
        <table:table-row table:style-name="TableLine93904863808624">
          <table:table-cell table:style-name="Table2.A2" office:value-type="string">
            <text:p text:style-name="P15">Risiko:</text:p>
          </table:table-cell>
          <table:table-cell table:style-name="Table2.B8" office:value-type="string">
            <text:p text:style-name="P15">Das Projektrisiko wird als niedrig eingeschätzt, da es kein schwerwiegendes Projekt ist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 table:style-name="TableLine93904847857024">
            <table:table-cell table:style-name="Table3.A1" table:number-columns-spanned="2" office:value-type="string">
              <text:p text:style-name="P17">Strategische Wichtigkeit</text:p>
            </table:table-cell>
            <table:covered-table-cell/>
          </table:table-row>
        </table:table-header-rows>
        <table:table-row table:style-name="TableLine93904863809408">
          <table:table-cell table:style-name="Table3.A2" office:value-type="string">
            <text:p text:style-name="P15">Produktivitätssteigerung:</text:p>
          </table:table-cell>
          <table:table-cell table:style-name="Table3.B3" office:value-type="string">
            <text:p text:style-name="P15">Durch eine höhere Übersichtlichkeit spart man Zeit ein.</text:p>
          </table:table-cell>
        </table:table-row>
        <table:table-row table:style-name="TableLine93904863810112">
          <table:table-cell table:style-name="Table3.A2" office:value-type="string">
            <text:p text:style-name="P15">Wettbewerbsvorteil:</text:p>
          </table:table-cell>
          <table:table-cell table:style-name="Table3.B3" office:value-type="string">
            <text:p text:style-name="P16">Eine einheitliche Rechnung für Lehrmittel schont die Kosten 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header-rows>
          <table:table-row table:style-name="TableLine93904850544672">
            <table:table-cell table:style-name="Table4.A1" table:number-columns-spanned="2" office:value-type="string">
              <text:p text:style-name="P18">Projektorganisation</text:p>
            </table:table-cell>
            <table:covered-table-cell/>
          </table:table-row>
        </table:table-header-rows>
        <table:table-row table:style-name="TableLine93904863810896">
          <table:table-cell table:style-name="Table4.A2" office:value-type="string">
            <text:p text:style-name="P16">Projektleiter:</text:p>
          </table:table-cell>
          <table:table-cell table:style-name="Table4.B3" office:value-type="string">
            <text:p text:style-name="P16">Noch zu bestimmen</text:p>
          </table:table-cell>
        </table:table-row>
        <table:table-row table:style-name="TableLine93904863811680">
          <table:table-cell table:style-name="Table4.A2" office:value-type="string">
            <text:p text:style-name="P16">Projektmitarbeiter:</text:p>
          </table:table-cell>
          <table:table-cell table:style-name="Table4.B3" office:value-type="string">
            <text:p text:style-name="P16">Noch zu bestimmen</text:p>
          </table:table-cell>
        </table:table-row>
        <table:table-row table:style-name="TableLine93904863812464">
          <table:table-cell table:style-name="Table4.A2" office:value-type="string">
            <text:p text:style-name="P16">Auftragsgeber:</text:p>
          </table:table-cell>
          <table:table-cell table:style-name="Table4.B4" office:value-type="string">
            <text:p text:style-name="P16">Schulleitung GB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666666" loext:opacity="100%" officeooo:rsid="001b46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span text:style-name="MT1">Noah Strelle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09:59:15.001042828</meta:creation-date>
    <dc:date>2022-06-04T14:32:14.127695174</dc:date>
    <meta:editing-duration>PT1H46M13S</meta:editing-duration>
    <meta:editing-cycles>17</meta:editing-cycles>
    <meta:generator>LibreOffice/7.3.3.2$Linux_X86_64 LibreOffice_project/30$Build-2</meta:generator>
    <meta:document-statistic meta:table-count="4" meta:image-count="0" meta:object-count="0" meta:page-count="1" meta:paragraph-count="36" meta:word-count="203" meta:character-count="1504" meta:non-whitespace-character-count="1322"/>
  </office:meta>
</office:document-meta>
</file>